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background-color="#ffff00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o E1a Laboratory – TF: Clark Magnan (Section Monday-F)</text:p>
      <text:p text:style-name="Standard">Lab 1 Writeup: Enzymes</text:p>
      <text:p text:style-name="Standard">October 8, 2008</text:p>
      <text:p text:style-name="Standard"/>
      <text:p text:style-name="Standard">Jason Morrison</text:p>
      <text:p text:style-name="Standard"><text:a xlink:type="simple" xlink:href="mailto:jason.p.morrison@gmail.com">jason.p.morrison@gmail.com</text:a></text:p>
      <text:p text:style-name="Standard">585-216-5657</text:p>
      <text:p text:style-name="Standard"/>
      <text:p text:style-name="P1">Part 1: Succinic dehydrogenase</text:p>
      <text:p text:style-name="P1"/>
      <text:p text:style-name="P1"/>
      <text:p text:style-name="P1"><draw:frame draw:style-name="fr1" draw:name="Object1" text:anchor-type="paragraph" svg:width="6.8563in" svg:height="1.2457in" draw:z-index="0"><draw:object xlink:href="./Object 1" xlink:type="simple" xlink:show="embed" xlink:actuate="onLoad"/><draw:image xlink:href="./ObjectReplacements/Object 1" xlink:type="simple" xlink:show="embed" xlink:actuate="onLoad"/></draw:frame>Table 1: The oxidation of succinic acid to fumaric acid catalyzed by enzyme succinic dehydrogenase from calf heart (“mitochondira”).</text:p>
      <text:p text:style-name="P1"><text:span text:style-name="T1">The first four samples represent controls, as they do not contain competitive inhibitor malonic acid, and represent a variety of conditions with respect to the concentration of enzyme and substrate and the presence of sucrose or indicator. <text:s/>They highlight the color change the is associated with the reduction of indicator methylene blue. <text:s/>The action of the competitive inhibitor in samples 5 and 6 is evident from the lack of apparent change in indicator color. <text:s/>This lack of color suggests that the MB indicator is not receiving free hydrogen atoms, which suggests that the dehydrogenation is not taking place in the presence of the inhibitor. <text:s/>Malonic acid acts as a </text:span><text:span text:style-name="T3">competitive </text:span><text:span text:style-name="T4">inhibitor because the succinic dehydrogenase binds to the malonic acid rather than succinic acid due to the similar physical structure of the substrate and the inhibitor.</text:span></text:p>
      <text:p text:style-name="P2"/>
      <text:p text:style-name="P2"/>
      <text:p text:style-name="P5"/>
      <text:p text:style-name="P1"><draw:frame draw:style-name="fr1" draw:name="Object2" text:anchor-type="paragraph" svg:width="5.9535in" svg:height="3.1484in" draw:z-index="1"><draw:object xlink:href="./Object 2" xlink:type="simple" xlink:show="embed" xlink:actuate="onLoad"/><draw:image xlink:href="./ObjectReplacements/Object 2" xlink:type="simple" xlink:show="embed" xlink:actuate="onLoad"/></draw:frame>Figure 2: <text:span text:style-name="T5">NEEDS REGRESSION CURVE</text:span> asdf <text:span text:style-name="T2">Rate of hydrolysis of starch to maltose in the presence of varying concentration of enzyme salivary amylase as measured by iodine indicator.</text:span><text:span text:style-name="T1"> <text:s/>TODO: Needs caption “a sentence or two below the graph to explain its trend”</text:span></text:p>
      <text:p text:style-name="P2"/>
      <text:p text:style-name="P3"><text:tab/></text:p>
      <text:p text:style-name="P4"><draw:frame draw:style-name="fr2" draw:name="Object3" text:anchor-type="paragraph" svg:width="5.4327in" svg:height="2.7563in" draw:z-index="2"><draw:object xlink:href="./Object 3" xlink:type="simple" xlink:show="embed" xlink:actuate="onLoad"/><draw:image xlink:href="./ObjectReplacements/Object 3" xlink:type="simple" xlink:show="embed" xlink:actuate="onLoad"/></draw:frame>Figure 3: NEEDS REGRESSION CURVE Rate of hydrolysis of starch to maltose in the presence of 10% solution of salivary amylase in water with respect to varying pH as measured by iodine indicator. <text:s/>Data point 1 (for pH 5) is likely actually lower, as the sample was tracked to the maximum time allowed and still showed no indication of change. <text:s/><text:span text:style-name="T1">TODO: Caption that provides an explanation of peak (i.e. that salivary amylase is likely optimally efficient oral conditions, which are near pH 7 [1].)</text:span></text:p>
      <text:p text:style-name="P4"><text:span text:style-name="T1"/></text:p>
      <text:p text:style-name="P4">References</text:p>
      <text:p text:style-name="P4"><text:span text:style-name="T1">[1] - Meur, S.K., K. B. De. “Anionic activation of human salivary amylase.” Cellular and Molecular Life Sciences 32(1976): 1133-1135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10-07T23:33:58</meta:creation-date>
    <dc:date>2008-10-08T00:44:55</dc:date>
    <dc:language>en-US</dc:language>
    <meta:editing-cycles>10</meta:editing-cycles>
    <meta:editing-duration>PT54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3" meta:page-count="2" meta:paragraph-count="14" meta:word-count="330" meta:character-count="20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26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1.2945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6484in"/>
    </style:style>
    <style:style style:name="co6" style:family="table-column">
      <style:table-column-properties fo:break-before="auto" style:column-width="1.4882in"/>
    </style:style>
    <style:style style:name="co7" style:family="table-column">
      <style:table-column-properties fo:break-before="auto" style:column-width="0.9173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weight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0.0008in solid #000000"/>
      <style:text-properties fo:font-style="normal"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row table:style-name="ro1">
          <table:table-cell table:style-name="ce1"/>
          <table:table-cell table:style-name="ce1" office:value-type="string">
            <text:p>Mitochondria</text:p>
          </table:table-cell>
          <table:table-cell table:style-name="ce1" office:value-type="string">
            <text:p>Succinic</text:p>
          </table:table-cell>
          <table:table-cell table:style-name="ce1" office:value-type="string">
            <text:p>Methylene</text:p>
          </table:table-cell>
          <table:table-cell table:style-name="ce1" table:number-columns-repeated="2"/>
          <table:table-cell table:style-name="ce3" office:value-type="string">
            <text:p>Initial</text:p>
          </table:table-cell>
          <table:table-cell table:style-name="ce1" office:value-type="string">
            <text:p>Final</text:p>
          </table:table-cell>
        </table:table-row>
        <table:table-row table:style-name="ro2">
          <table:table-cell table:style-name="ce1" office:value-type="string">
            <text:p>Tube #</text:p>
          </table:table-cell>
          <table:table-cell table:style-name="ce1" office:value-type="string">
            <text:p>(µl)</text:p>
          </table:table-cell>
          <table:table-cell table:style-name="ce1" office:value-type="string">
            <text:p>Acid (µl)</text:p>
          </table:table-cell>
          <table:table-cell table:style-name="ce1" office:value-type="string">
            <text:p>Blue (µl)</text:p>
          </table:table-cell>
          <table:table-cell table:style-name="ce1" office:value-type="string">
            <text:p>H2O (µl)</text:p>
          </table:table-cell>
          <table:table-cell table:style-name="ce1" office:value-type="string">
            <text:p>Other</text:p>
          </table:table-cell>
          <table:table-cell table:style-name="ce3" office:value-type="string">
            <text:p>Appearance</text:p>
          </table:table-cell>
          <table:table-cell table:style-name="ce1" office:value-type="string">
            <text:p>Appearan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270">
            <text:p>270</text:p>
          </table:table-cell>
          <table:table-cell office:value-type="string">
            <text:p>500 µl 0.25M sucrose</text:p>
          </table:table-cell>
          <table:table-cell table:number-columns-repeated="2" office:value-type="string">
            <text:p>Bright Blu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/>
          <table:table-cell table:number-columns-repeated="2" office:value-type="string">
            <text:p>Peach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360">
            <text:p>360</text:p>
          </table:table-cell>
          <table:table-cell/>
          <table:table-cell office:value-type="string">
            <text:p>Medium Teal</text:p>
          </table:table-cell>
          <table:table-cell office:value-type="string">
            <text:p>Dark Teal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Medium Teal</text:p>
          </table:table-cell>
          <table:table-cell office:value-type="string">
            <text:p>Light Tea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office:value-type="string">
            <text:p>30 µl 1M malonic acid</text:p>
          </table:table-cell>
          <table:table-cell table:number-columns-repeated="2" office:value-type="string">
            <text:p>Medium Tea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0">
            <text:p>500</text:p>
          </table:table-cell>
          <table:table-cell office:value-type="float" office:value="330">
            <text:p>330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30 µl 1M malonic acid</text:p>
          </table:table-cell>
          <table:table-cell table:number-columns-repeated="2" office:value-type="string">
            <text:p>Medium Teal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8">10/08/2008</text:date>, <text:time>00:2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three-dimensional="false" chart:deep="false" chart:lines="tru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60000038146973pt" style:font-family-asian="'Arial Unicode MS'" style:font-family-generic-asian="system" style:font-pitch-asian="variable" style:font-size-asian="8.60000038146973pt" style:font-family-complex="Tahoma" style:font-family-generic-complex="system" style:font-pitch-complex="variable" style:font-size-complex="8.60000038146973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0.1999998092651pt" style:font-family-asian="'Arial Unicode MS'" style:font-family-generic-asian="system" style:font-pitch-asian="variable" style:font-size-asian="10.1999998092651pt" style:font-family-complex="Tahoma" style:font-family-generic-complex="system" style:font-pitch-complex="variable" style:font-size-complex="10.1999998092651pt"/>
    </style:style>
    <style:style style:name="ch5" style:family="chart" style:data-style-name="N106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60000038146973pt" style:font-family-asian="'Arial Unicode MS'" style:font-family-generic-asian="system" style:font-pitch-asian="variable" style:font-size-asian="8.60000038146973pt" style:font-family-complex="Tahoma" style:font-family-generic-complex="system" style:font-pitch-complex="variable" style:font-size-complex="8.60000038146973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Arial" style:font-family-generic="swiss" style:font-pitch="variable" fo:font-size="7.30000019073486pt" style:font-family-asian="'Arial Unicode MS'" style:font-family-generic-asian="system" style:font-pitch-asian="variable" style:font-size-asian="7.30000019073486pt" style:font-family-complex="Tahoma" style:font-family-generic-complex="system" style:font-pitch-complex="variable" style:font-size-complex="7.30000019073486pt"/>
    </style:style>
    <style:style style:name="ch7" style:family="chart">
      <style:graphic-properties draw:stroke="none" draw:fill="solid" draw:fill-color="#d9d9d9"/>
    </style:style>
    <style:style style:name="ch8" style:family="chart">
      <style:graphic-properties draw:stroke="none" draw:fill-color="#999999"/>
    </style:style>
  </office:automatic-styles>
  <office:body>
    <office:chart>
      <chart:chart svg:width="15.121cm" svg:height="7.997cm" chart:class="chart:line" chart:style-name="ch1">
        <chart:plot-area chart:style-name="ch2" table:cell-range-address="Sheet2.$F$2:.$G$5" chart:data-source-has-labels="column" chart:table-number-list="1" svg:x="0.3cm" svg:y="0.506cm" svg:width="14.52cm" svg:height="7.332cm">
          <chart:axis chart:dimension="x" chart:name="primary-x" chart:style-name="ch3">
            <chart:title svg:x="6.217cm" svg:y="7.397cm" chart:style-name="ch4">
              <text:p>Concentration of saliva (%)</text:p>
            </chart:title>
            <chart:categories table:cell-range-address="local-table.A2:.A5"/>
          </chart:axis>
          <chart:axis chart:dimension="y" chart:name="primary-y" chart:style-name="ch5">
            <chart:title svg:x="0.301cm" svg:y="5.147cm" chart:style-name="ch4">
              <text:p>Reaction Rate (1/s)</text:p>
            </chart:title>
            <chart:grid chart:class="major"/>
          </chart:axis>
          <chart:series chart:style-name="ch6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6923076923077">
                <text:p>0.00769230769230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921568627451">
                <text:p>0.00392156862745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0019047619047619">
                <text:p>0.0019047619047619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three-dimensional="false" chart:deep="false" chart:lines="true" chart:interpolation="none" chart:symbol-type="automatic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Arial Unicode MS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'Arial Unicode MS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5" style:family="chart" style:data-style-name="N106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Arial Unicode MS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Arial" style:font-family-generic="swiss" style:font-pitch="variable" fo:font-size="6pt" style:font-family-asian="'Arial Unicode MS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7" style:family="chart">
      <style:graphic-properties draw:stroke="none" draw:fill="solid" draw:fill-color="#d9d9d9"/>
    </style:style>
    <style:style style:name="ch8" style:family="chart">
      <style:graphic-properties draw:stroke="none" draw:fill-color="#999999"/>
    </style:style>
  </office:automatic-styles>
  <office:body>
    <office:chart>
      <chart:chart svg:width="13.798cm" svg:height="7cm" chart:class="chart:line" chart:style-name="ch1">
        <chart:plot-area chart:style-name="ch2" table:cell-range-address="Sheet3.$C$3:.$D$6" chart:data-source-has-labels="column" chart:table-number-list="2" svg:x="0.274cm" svg:y="0.263cm" svg:width="13.25cm" svg:height="6.597cm">
          <chart:axis chart:dimension="x" chart:name="primary-x" chart:style-name="ch3">
            <chart:title svg:x="7.422cm" svg:y="6.474cm" chart:style-name="ch4">
              <text:p>pH</text:p>
            </chart:title>
            <chart:categories table:cell-range-address="local-table.A2:.A5"/>
          </chart:axis>
          <chart:axis chart:dimension="y" chart:name="primary-y" chart:style-name="ch5">
            <chart:title svg:x="0.274cm" svg:y="4.633cm" chart:style-name="ch4">
              <text:p>Rate of hydrolysis (1/s)</text:p>
            </chart:title>
            <chart:grid chart:class="major"/>
          </chart:axis>
          <chart:series chart:style-name="ch6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0.00138888888888889">
                <text:p>0.0013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06060606060609">
                <text:p>0.00606060606060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1666666666667">
                <text:p>0.0041666666666667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